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font-name="Courier New"/>
    </style:style>
    <style:style style:name="P5" style:family="paragraph" style:parent-style-name="Standard">
      <style:paragraph-properties fo:text-align="justify" style:justify-single-word="false" fo:padding="0.0291in" fo:border-left="none" fo:border-right="none" fo:border-top="none" fo:border-bottom="0.0138in solid #000000" style:join-border="false"/>
    </style:style>
    <style:style style:name="P6" style:family="paragraph" style:parent-style-name="Text_20_body">
      <style:paragraph-properties fo:text-align="justify" style:justify-single-word="false" fo:background-color="#e6e6e6">
        <style:background-image/>
      </style:paragraph-properties>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6">
      <style:paragraph-properties fo:margin-left="-0.4925in" fo:margin-right="0in" fo:text-indent="0in" style:auto-text-indent="false"/>
    </style:style>
    <style:style style:name="P15" style:family="paragraph" style:parent-style-name="Heading_20_1">
      <style:paragraph-properties fo:text-align="justify" style:justify-single-word="false"/>
    </style:style>
    <style:style style:name="P16" style:family="paragraph" style:parent-style-name="Heading_20_3">
      <style:paragraph-properties fo:text-align="justify" style:justify-single-word="false"/>
    </style:style>
    <style:style style:name="T1" style:family="text">
      <style:text-properties style:font-name="DejaVu Sans Mono1" fo:font-size="10pt" style:font-size-asian="10pt" style:font-size-complex="10pt"/>
    </style:style>
    <style:style style:name="T2" style:family="text">
      <style:text-properties style:font-name="Nimbus Sans L" fo:font-size="14pt" style:font-size-asian="14pt" style:font-size-complex="14pt"/>
    </style:style>
    <style:style style:name="T3" style:family="text">
      <style:text-properties style:font-name="Nimbus Sans L" fo:font-size="12pt" fo:font-weight="normal" style:font-size-asian="12pt" style:font-weight-asian="normal" style:font-size-complex="12pt" style:font-weight-complex="normal"/>
    </style:style>
    <style:style style:name="T4" style:family="text">
      <style:text-properties style:font-name="Nimbus Sans L" fo:font-size="12pt" style:font-size-asian="12pt" style:font-size-complex="12pt"/>
    </style:style>
    <style:style style:name="T5"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SEP #56 : CSV read/write</text:h>
      <text:p text:style-name="P5"/>
      <text:p text:style-name="P2"/>
      <text:p text:style-name="P2">Title: CSV read/write</text:p>
      <text:p text:style-name="P2">Version: 1.0</text:p>
      <text:p text:style-name="P2">Author: Michael Baudin &lt;<text:a xlink:type="simple" xlink:href="mailto:michael.baudin@scilab.org">michael.baudin@scilab.org</text:a>&gt;, Allan Cornet &lt;allan.cornet@scilab.org&gt;</text:p>
      <text:p text:style-name="P2">Review: </text:p>
      <text:p text:style-name="P2">Commented: </text:p>
      <text:p text:style-name="P2">State: Draft</text:p>
      <text:p text:style-name="P2">Scilab-Version: 5.3</text:p>
      <text:p text:style-name="P2">Vote:</text:p>
      <text:p text:style-name="P2">Created: <text:s/>March 2011</text:p>
      <text:p text:style-name="P5"/>
      <text:p text:style-name="P2"/>
      <text:h text:style-name="Heading_20_2" text:outline-level="2">Abstract</text:h>
      <text:p text:style-name="P2">This SEP <text:s/>describes the<text:span text:style-name="T5"> definition and the improvement of CSV import and export functions in Scilab.</text:span></text:p>
      <text:p text:style-name="P2"/>
      <text:h text:style-name="Heading_20_2" text:outline-level="2">Rationale</text:h>
      <text:p text:style-name="Standard">Reading and writing data files in Scilab is one of the most basic tasks of a Scilab user. </text:p>
      <text:list xml:id="list4640706989663355612" text:style-name="L1">
        <text:list-item>
          <text:p text:style-name="P7">Once data is <text:s/>imported into Scilab, we can easily perform computations with the data or plot it. </text:p>
        </text:list-item>
        <text:list-item>
          <text:p text:style-name="P7">On the other side, once a result is computed, it is convenient to export the data, for example to import the data into another software.</text:p>
        </text:list-item>
      </text:list>
      <text:p text:style-name="Standard"/>
      <text:p text:style-name="P3">The current state</text:p>
      <text:p text:style-name="Standard"/>
      <text:p text:style-name="Standard">Scilab provides two functions to read/write csv data files :<text:bookmark text:name="line-20"/></text:p>
      <text:list xml:id="list7500062031991928347" text:style-name="L2">
        <text:list-item>
          <text:p text:style-name="P8">read_csv<text:bookmark text:name="line-21"/></text:p>
        </text:list-item>
        <text:list-item>
          <text:p text:style-name="P8">write_csv<text:bookmark text:name="line-22"/></text:p>
        </text:list-item>
      </text:list>
      <text:p text:style-name="Standard">and two more functions to read/write matrices :<text:bookmark text:name="line-23"/></text:p>
      <text:list xml:id="list831425694515626191" text:style-name="L3">
        <text:list-item>
          <text:p text:style-name="P9">fscanfMat<text:bookmark text:name="line-24"/></text:p>
        </text:list-item>
        <text:list-item>
          <text:p text:style-name="P9">fprintfMat<text:bookmark text:name="line-25"/><text:bookmark text:name="line-26"/></text:p>
        </text:list-item>
      </text:list>
      <text:p text:style-name="Standard">The available calling sequences for read_csv/write_csv are</text:p>
      <text:p text:style-name="Standard"><text:bookmark text:name="line-27"/><text:bookmark text:name="line-28"/></text:p>
      <text:p text:style-name="P4">M = read_csv(fname)</text:p>
      <text:p text:style-name="P4"><text:bookmark text:name="line-29"/>M = read_csv(fname,sep)</text:p>
      <text:p text:style-name="P4"><text:bookmark text:name="line-30"/>write_csv(M, filename)</text:p>
      <text:p text:style-name="P4"><text:bookmark text:name="line-31"/>write_csv(M, filename,sep)</text:p>
      <text:p text:style-name="P4"><text:bookmark text:name="line-32"/>write_csv(M, filename,sep,dec)</text:p>
      <text:p text:style-name="P4"/>
      <text:p text:style-name="Standard"><text:bookmark text:name="line-33"/><text:bookmark text:name="line-34"/>The available calling sequences for fscanfMat/fprintfMat are</text:p>
      <text:p text:style-name="Standard"><text:bookmark text:name="line-35"/><text:bookmark text:name="line-36"/></text:p>
      <text:p text:style-name="P4">M = fscanfMat(filename);</text:p>
      <text:p text:style-name="P4"><text:bookmark text:name="line-37"/>M = fscanfMat(filename, fmt);</text:p>
      <text:p text:style-name="P4"><text:bookmark text:name="line-38"/>[M, text] = fscanfMat(...);</text:p>
      <text:p text:style-name="P4"><text:bookmark text:name="line-39"/>fprintfMat(file,M )</text:p>
      <text:p text:style-name="P4"><text:bookmark text:name="line-40"/><text:soft-page-break/>fprintfMat(file,M,format)</text:p>
      <text:p text:style-name="P4"><text:bookmark text:name="line-41"/>fprintfMat(file,M,format,text)</text:p>
      <text:p text:style-name="P4"/>
      <text:p text:style-name="Standard"/>
      <text:p text:style-name="P3">Datasets in numerical testing</text:p>
      <text:p text:style-name="Standard"/>
      <text:p text:style-name="Standard">We have analyzed the problems which appear when we create unit tests for numerical functions. The analysis shows that a very convenient way to proceed is to use datasets containing columns of input/output. It then suffices to read the inputs, apply the function under test, and to compare the computed output with the expected output.<text:bookmark text:name="line-10"/><text:bookmark text:name="line-11"/></text:p>
      <text:p text:style-name="Standard">It is then necessary to be able to read ASCII data files containing either</text:p>
      <text:list xml:id="list3645543235465957336" text:style-name="L4">
        <text:list-item>
          <text:p text:style-name="P10">numerical floating point numbers,</text:p>
        </text:list-item>
        <text:list-item>
          <text:p text:style-name="P10">or hexadecimal values representing doubles.<text:bookmark text:name="line-14"/><text:bookmark text:name="line-15"/></text:p>
        </text:list-item>
      </text:list>
      <text:p text:style-name="Standard">The simplest method is to store these datas as comma-separated data files.</text:p>
      <text:p text:style-name="Standard"/>
      <text:p text:style-name="Standard"/>
      <text:p text:style-name="P3"><text:bookmark text:name="head-c5ff66c1ef8ab8974669a5d7790a408c7f18d25c"/>What are the problems ?</text:p>
      <text:p text:style-name="Standard"/>
      <text:p text:style-name="Standard">There are currently several limitations which are associated with the management of CSV data files. These problems can be organized into three separate issues:</text:p>
      <text:list xml:id="list9041025328390263505" text:style-name="L5">
        <text:list-item>
          <text:p text:style-name="P11">the lack of flexibility in the reading/writing,</text:p>
        </text:list-item>
        <text:list-item>
          <text:p text:style-name="P11">the lack of performance,</text:p>
        </text:list-item>
        <text:list-item>
          <text:p text:style-name="P11">the inconsistency between <text:s/>between read_csv and write_csv..</text:p>
        </text:list-item>
      </text:list>
      <text:p text:style-name="Standard"/>
      <text:p text:style-name="Standard"><text:bookmark text:name="line-49"/><text:bookmark text:name="line-50"/>Here is a detailed summary of the issues currently identified.</text:p>
      <text:list xml:id="list8821287543097659008" text:style-name="L6">
        <text:list-item>
          <text:p text:style-name="P12">Bug #8652 : The read_csv function has no dec argument. Hence, if we write a csv file with write_csv and a customized dec, we cannot read it directly with read_csv!<text:bookmark text:name="line-51"/></text:p>
        </text:list-item>
        <text:list-item>
          <text:p text:style-name="P12">Bug #8653 : The read_csv function should be able to return doubles. Instead, the current function always returns strings. This is why it is necessary to combine it with evstr. In write_csv, the default separator and decimal mark are non-standard.<text:bookmark text:name="line-52"/></text:p>
        </text:list-item>
        <text:list-item>
          <text:p text:style-name="P12">Bug #8654 : In write_csv, the default separator and decimal mark are non-standard. There are three problems:<text:bookmark text:name="line-54"/></text:p>
          <text:list>
            <text:list-item>
              <text:list>
                <text:list-item>
                  <text:p text:style-name="P14">The separator is the tab, while the Comma Separated Value data file format is clear about the fact that the separator is the comma.<text:bookmark text:name="line-55"/></text:p>
                </text:list-item>
                <text:list-item>
                  <text:p text:style-name="P14">The decimal mark is the comma ",", while the standard is the dot ".".<text:bookmark text:name="line-56"/></text:p>
                </text:list-item>
                <text:list-item>
                  <text:p text:style-name="P14">Such a file will not be read correctly by the default settings of read_csv.<text:bookmark text:name="line-57"/></text:p>
                </text:list-item>
              </text:list>
            </text:list-item>
          </text:list>
        </text:list-item>
        <text:list-item>
          <text:p text:style-name="P12">Bug #8656 : The write_csv function has accuracy issues. If we write a file with write_csv, we may not recover the same data with read_csv. This is because write_csv uses the "string" function to format the data. This makes use of the current format to produce the file. Depending on the value of the current format, we may lose accuracy. Hence, with default settings, the format is format("v",10), so that the script below will return %f.<text:bookmark text:name="line-58"/></text:p>
        </text:list-item>
        <text:list-item>
          <text:p text:style-name="P12">Bug #8670 : The fscanfMat/fprintfMat functions should be declared as obsolete. These two functions should be declared as obsolete with respect to read_csv/write_csv, which have the same essential purpose. This requires to merge the features of these functions. This is why:<text:bookmark text:name="line-59"/></text:p>
          <text:list>
            <text:list-item>
              <text:p text:style-name="P12">read_csv should take a format as optionnal argument: this would allow to replace the "fmt" argument of fscanfMat.<text:bookmark text:name="line-60"/></text:p>
            </text:list-item>
            <text:list-item>
              <text:p text:style-name="P12">write_csv should take a format as optionnal argument: this would allow to replace the "fmt" argument of fprintfMat.<text:bookmark text:name="line-61"/></text:p>
            </text:list-item>
            <text:list-item>
              <text:p text:style-name="P12">write_csv should take a text as optionnal argument: this would allow to replace the "text" argument of fprintfMat.<text:bookmark text:name="line-62"/></text:p>
            </text:list-item>
          </text:list>
        </text:list-item>
        <text:list-item>
          <text:p text:style-name="P12">Bug #8683 : The strindex function is not vectorized. This is a bad idea, as it prevents users from vectorizing their string-related algorithms. For example, the algorithm in read_csv <text:soft-page-break/>cannot be vectorized if we cannot search all the separators in the text in only one statement.<text:bookmark text:name="line-63"/></text:p>
        </text:list-item>
        <text:list-item>
          <text:p text:style-name="P12">Bug #8688 : The mgetl function can produce EXCEPTION_ACCESS_VIOLATION. This failure produces in turn a failure of the read_csv function.<text:bookmark text:name="line-64"/></text:p>
        </text:list-item>
        <text:list-item>
          <text:p text:style-name="P12">Bug #6375 : The user would need to ignore the first line of the data file.<text:bookmark text:name="line-65"/></text:p>
        </text:list-item>
        <text:list-item>
          <text:p text:style-name="P12">Bug #4594 : The user has performance issues with evstr, which must be combined to read_csv to convert to doubles.</text:p>
        </text:list-item>
      </text:list>
      <text:p text:style-name="Standard"/>
      <text:p text:style-name="Standard"/>
      <text:p text:style-name="Standard"/>
      <text:h text:style-name="P16" text:outline-level="3"><text:span text:style-name="Teletype"><text:span text:style-name="T2">Syntax and semantics</text:span></text:span></text:h>
      <text:p text:style-name="Text_20_body"><text:span text:style-name="Teletype"><text:span text:style-name="T3"/></text:span></text:p>
      <text:p text:style-name="Text_20_body"><text:span text:style-name="Teletype"><text:span text:style-name="T3">The following is the list of functions provided in the CSV module.</text:span></text:span></text:p>
      <text:p text:style-name="Text_20_body"><text:span text:style-name="Teletype"><text:span text:style-name="T3"/></text:span></text:p>
      <text:list xml:id="list2848300498595463499" text:style-name="L7">
        <text:list-item>
          <text:p text:style-name="P13">csv_default — Get or set defaults for csv files.</text:p>
        </text:list-item>
        <text:list-item>
          <text:p text:style-name="P13">csv_getToolboxPath — Returns the path to the current module.</text:p>
        </text:list-item>
        <text:list-item>
          <text:p text:style-name="P13">csv_read — Read comma-separated value file</text:p>
        </text:list-item>
        <text:list-item>
          <text:p text:style-name="P13">csv_stringtodouble — Convert a matrix of strings to a matrix of doubles.</text:p>
        </text:list-item>
        <text:list-item>
          <text:p text:style-name="P13">csv_textscan — Read comma-separated value in a matrix of strings</text:p>
        </text:list-item>
        <text:list-item>
          <text:p text:style-name="P13">csv_write — Write comma-separated value file</text:p>
        </text:list-item>
      </text:list>
      <text:p text:style-name="Text_20_body"><text:span text:style-name="Teletype"><text:span text:style-name="T3"/></text:span></text:p>
      <text:p text:style-name="Text_20_body"><text:span text:style-name="Teletype"><text:span text:style-name="T3">The following is the list of calling sequences available for the csv_read function.</text:span></text:span></text:p>
      <text:p text:style-name="Text_20_body"><text:span text:style-name="Teletype"><text:span text:style-name="T3"/></text:span></text:p>
      <text:p text:style-name="Text_20_body"><text:span text:style-name="Teletype"><text:span text:style-name="T3">M = csv_read(filename)</text:span></text:span></text:p>
      <text:p text:style-name="Text_20_body"><text:span text:style-name="Teletype"><text:span text:style-name="T3">M = csv_read(filename, separator)</text:span></text:span></text:p>
      <text:p text:style-name="Text_20_body"><text:span text:style-name="Teletype"><text:span text:style-name="T3">M = csv_read(filename, separator, decimal)</text:span></text:span></text:p>
      <text:p text:style-name="Text_20_body"><text:span text:style-name="Teletype"><text:span text:style-name="T3">M = csv_read(filename, separator, decimal, conversion)</text:span></text:span></text:p>
      <text:p text:style-name="Text_20_body"><text:span text:style-name="Teletype"><text:span text:style-name="T3">M = csv_read(filename, separator, decimal, conversion, substitute)</text:span></text:span></text:p>
      <text:p text:style-name="Text_20_body"><text:span text:style-name="Teletype"><text:span text:style-name="T3">M = csv_read(filename, separator, decimal, conversion, substitute, range)</text:span></text:span></text:p>
      <text:p text:style-name="Text_20_body"><text:span text:style-name="Teletype"><text:span text:style-name="T3"/></text:span></text:p>
      <text:p text:style-name="Text_20_body"><text:span text:style-name="Teletype"><text:span text:style-name="T3">The following is the list of calling sequences available for the csv_write function.</text:span></text:span></text:p>
      <text:p text:style-name="Text_20_body"><text:span text:style-name="Teletype"><text:span text:style-name="T3"/></text:span></text:p>
      <text:p text:style-name="Text_20_body"><text:span text:style-name="Teletype"><text:span text:style-name="T3">csv_write(M, filename)</text:span></text:span></text:p>
      <text:p text:style-name="Text_20_body"><text:span text:style-name="Teletype"><text:span text:style-name="T3">csv_write(M, filename, separator)</text:span></text:span></text:p>
      <text:p text:style-name="Text_20_body"><text:span text:style-name="Teletype"><text:span text:style-name="T3">csv_write(M, filename, separator, decimal)</text:span></text:span></text:p>
      <text:p text:style-name="Text_20_body"><text:span text:style-name="Teletype"><text:span text:style-name="T3">csv_write(M, filename, separator, decimal, precision)</text:span></text:span></text:p>
      <text:p text:style-name="Text_20_body"><text:span text:style-name="Teletype"><text:span text:style-name="T3">csv_write(M, filename, separator, decimal, precision, comments)</text:span></text:span></text:p>
      <text:p text:style-name="Text_20_body"><text:span text:style-name="Teletype"><text:span text:style-name="T3"/></text:span></text:p>
      <text:p text:style-name="Text_20_body"><text:span text:style-name="Teletype"><text:span text:style-name="T3"/></text:span></text:p>
      <text:h text:style-name="P16" text:outline-level="3"><text:span text:style-name="Teletype"><text:span text:style-name="T2">Example Usage</text:span></text:span></text:h>
      <text:p text:style-name="P6"><text:span text:style-name="Teletype"><text:span text:style-name="T4">--&gt;// Create a file with some data separated with tabs. </text:span></text:span></text:p>
      <text:p text:style-name="P6"><text:soft-page-break/><text:span text:style-name="Teletype"><text:span text:style-name="T4">--&gt;M = 1:50;</text:span></text:span></text:p>
      <text:p text:style-name="P6"><text:span text:style-name="Teletype"><text:span text:style-name="T4">--&gt;filename = fullfile(TMPDIR, "datas.csv");</text:span></text:span></text:p>
      <text:p text:style-name="P6"><text:span text:style-name="Teletype"><text:span text:style-name="T4">--&gt;csv_write(M, filename, ascii(9), '.');</text:span></text:span></text:p>
      <text:p text:style-name="P6"><text:span text:style-name="Teletype"><text:span text:style-name="T4"><text:s/>--&gt;M1 = csv_read(filename,ascii(9))</text:span></text:span></text:p>
      <text:p text:style-name="P6"><text:span text:style-name="Teletype"><text:span text:style-name="T4"><text:s/>M1 <text:s/>= </text:span></text:span></text:p>
      <text:p text:style-name="P6"><text:span text:style-name="Teletype"><text:span text:style-name="T4"><text:s text:c="9"/>column <text:s/>1 to 24 </text:span></text:span></text:p>
      <text:p text:style-name="P6"><text:span text:style-name="Teletype"><text:span text:style-name="T4">!1 <text:s/>2 <text:s/>3 <text:s/>4 <text:s/>5 <text:s/>6 <text:s/>7 <text:s/>8 <text:s/>9 <text:s/>10 <text:s/>11 <text:s/>12 <text:s/>13 <text:s/>14 <text:s/>15 <text:s/>16 <text:s/>17 <text:s/>18 <text:s/>19 <text:s/>20 <text:s/>21 <text:s/>22 <text:s/>23 <text:s/>24 <text:s/>! </text:span></text:span></text:p>
      <text:p text:style-name="P6"><text:span text:style-name="Teletype"><text:span text:style-name="T4"><text:s text:c="9"/>column 25 to 46 </text:span></text:span></text:p>
      <text:p text:style-name="P6"><text:span text:style-name="Teletype"><text:span text:style-name="T4">!25 <text:s/>26 <text:s/>27 <text:s/>28 <text:s/>29 <text:s/>30 <text:s/>31 <text:s/>32 <text:s/>33 <text:s/>34 <text:s/>35 <text:s/>36 <text:s/>37 <text:s/>38 <text:s/>39 <text:s/>40 <text:s/>41 <text:s/>42 <text:s/>43 <text:s/>44 <text:s/>45 <text:s/>46 <text:s/>! </text:span></text:span></text:p>
      <text:p text:style-name="P6"><text:span text:style-name="Teletype"><text:span text:style-name="T4"><text:s text:c="9"/>column 47 to 50 </text:span></text:span></text:p>
      <text:p text:style-name="P6"><text:span text:style-name="Teletype"><text:span text:style-name="T4">!47 <text:s/>48 <text:s/>49 <text:s/>50 <text:s/>!</text:span></text:span></text:p>
      <text:h text:style-name="P16" text:outline-level="3">Changelog</text:h>
      <text:p text:style-name="P1"><text:tab/><text:span text:style-name="T1">1.0 – Michael Baudin michael.baudin@scilab.org - initial version</text:span></text:p>
      <text:h text:style-name="P16" text:outline-level="3">Copyright</text:h>
      <text:p text:style-name="Standard"><text:tab/>This document has been placed under the license CeCILL-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Heading_20_4" style:display-name="Heading 4" style:family="paragraph" style:parent-style-name="Text_20_body" style:next-style-name="Text_20_body" style:default-outline-level="4" style:class="text">
      <style:paragraph-properties fo:text-align="justify" style:justify-single-word="false"/>
      <style:text-properties fo:font-size="85%" fo:language="en" fo:country="US"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master-page-name="">
      <style:paragraph-properties fo:margin-top="0in" fo:margin-bottom="0in" style:page-number="auto" fo:background-color="#e6e6e6" style:shadow="none">
        <style:background-image/>
      </style:paragraph-properties>
      <style:text-properties style:font-name="DejaVu Sans Mono" fo:font-size="10pt" style:font-name-asian="DejaVu Sans Mono"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initial-creator>Pierre MARECHAL</meta:initial-creator>
    <meta:creation-date>2008-07-09T13:39:08</meta:creation-date>
    <dc:date>2013-09-03T10:43:28</dc:date>
    <meta:editing-cycles>69</meta:editing-cycles>
    <meta:editing-duration>PT22H23M</meta:editing-duration>
    <meta:document-statistic meta:table-count="0" meta:image-count="0" meta:object-count="0" meta:page-count="4" meta:paragraph-count="101" meta:word-count="1029" meta:character-count="6362"/>
    <dc:creator>Eric Gallager</dc:creator>
    <meta:user-defined meta:name="Info 1"/>
    <meta:user-defined meta:name="Info 2"/>
    <meta:user-defined meta:name="Info 3"/>
    <meta:user-defined meta:name="Info 4"/>
  </office:meta>
</office:document-meta>
</file>